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7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51.19pt"/>
    </style:style>
    <style:style style:name="co7" style:family="table-column">
      <style:table-column-properties fo:break-before="auto" style:column-width="93.15pt"/>
    </style:style>
    <style:style style:name="co8" style:family="table-column">
      <style:table-column-properties fo:break-before="auto" style:column-width="79.0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218.69pt"/>
    </style:style>
    <style:style style:name="co11" style:family="table-column">
      <style:table-column-properties fo:break-before="auto" style:column-width="89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ro3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>
      <style:text-properties style:text-position="" style:font-name="Nimbus Sans L" style:font-name-asian="Droid Sans Fallback" style:font-name-complex="FreeSans"/>
    </style:style>
    <style:style style:name="ce4" style:family="table-cell" style:parent-style-name="Default" style:data-style-name="N124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37"/>
    <style:style style:name="ce12" style:family="table-cell" style:parent-style-name="Default">
      <style:text-properties style:font-name="Nimbus Sans L" style:font-name-asian="Droid Sans Fallback" style:font-name-complex="FreeSans"/>
    </style:style>
    <style:style style:name="ce13" style:family="table-cell" style:parent-style-name="Default" style:data-style-name="N124"/>
    <style:style style:name="ce14" style:family="table-cell" style:parent-style-name="Default">
      <style:text-properties fo:font-style="italic" style:font-style-asian="italic" style:font-style-complex="italic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start" fo:margin-left="0pt"/>
      <style:text-properties fo:font-style="italic" style:font-style-asian="italic" style:font-style-complex="italic"/>
    </style:style>
    <style:style style:name="ce18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3" table:style-name="ta1">
        <table:table-column table:style-name="co11" table:default-cell-style-name="Default"/>
        <table:table-column table:style-name="co2" table:number-columns-repeated="1023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4-08" calcext:value-type="date">
            <text:p>04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date" office:date-value="2017-05-08" calcext:value-type="date">
            <text:p>05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table:style-name="ce11" office:value-type="date" office:date-value="2017-09-08" calcext:value-type="date">
            <text:p>09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date" office:date-value="2017-10-08" calcext:value-type="date">
            <text:p>10/08/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date" office:date-value="2017-12-08" calcext:value-type="date">
            <text:p>12/08/17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</table:table>
      <table:table table:name="2017 p2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01/29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02/01/17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02/02/17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02/05/17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02/15/17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02/1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02/18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02/2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02/2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02/25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02/26/17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02/27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03/1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03/16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03/17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03/19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03/21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03/22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03/23/17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03/24/17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03/27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04/04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04/24/17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04/2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04/26/17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04/27/1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04/28/17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04/29/17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05/09/17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05/10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05/11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05/13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05/14/17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05/19/17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05/20/17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05/23/17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05/24/17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05/26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05/27/1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05/28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05/29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05/30/17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06/09/17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06/10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06/11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06/15/17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06/16/17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06/17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06/20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06/22/17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06/23/17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06/24/17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06/26/17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06/27/1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07/15/17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Paid $3197.50 on 28/07/2017</text:p>
          </table:table-cell>
          <table:table-cell table:number-columns-repeated="1022"/>
        </table:table-row>
      </table:table>
      <table:table table:name="2017 (paid)" table:style-name="ta1">
        <table:table-column table:style-name="co4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1/03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01/1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</table:table>
      <table:table table:name="2016 (paid)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2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20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21/12/2016</text:p>
          </table:table-cell>
          <table:table-cell table:style-name="ce4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2">00/00/0000</text:date>, <text:time style:data-style-name="N2" text:time-value="22:13:49.528270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8-12T22:17:07.877847699</dc:date>
    <meta:editing-duration>PT15H52M49S</meta:editing-duration>
    <meta:editing-cycles>325</meta:editing-cycles>
    <meta:generator>LibreOffice/5.1.6.2$Linux_X86_64 LibreOffice_project/10m0$Build-2</meta:generator>
    <meta:document-statistic meta:table-count="6" meta:cell-count="993" meta:object-count="0"/>
  </office:meta>
</office:document-meta>
</file>